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2cm" fo:min-width="2.04cm"/>
    </style:style>
    <style:style style:name="gr2" style:family="graphic" style:parent-style-name="objectwithoutfill">
      <style:graphic-properties draw:stroke="dash" draw:stroke-dash="Dashed_20__28_var_29_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7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88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66cm" fo:min-width="0.008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="none"/>
      <style:paragraph-properties fo:text-align="center"/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2.27cm" svg:y="3.54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54cm" svg:height="1.27cm" svg:x="13.7cm" svg:y="3.54cm">
          <text:p text:style-name="P3">Normandy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3.54cm" svg:y1="4.81cm" svg:x2="3.54cm" svg:y2="20.05cm">
          <text:p/>
        </draw:line>
        <draw:line draw:style-name="gr2" draw:text-style-name="P5" draw:layer="layout" svg:x1="14.97cm" svg:y1="4.81cm" svg:x2="14.97cm" svg:y2="20.05cm">
          <text:p/>
        </draw:line>
        <draw:line draw:style-name="gr3" draw:text-style-name="P6" draw:layer="layout" svg:x1="3.54cm" svg:y1="9.89cm" svg:x2="14.97cm" svg:y2="9.89cm">
          <text:p><text:span text:style-name="T1"/></text:p>
        </draw:line>
        <draw:frame draw:style-name="gr4" draw:text-style-name="P8" draw:layer="layout" svg:width="11.43cm" svg:height="0.721cm" svg:x="3.54cm" svg:y="9.255cm">
          <draw:text-box>
            <text:p text:style-name="P7"><text:span text:style-name="T2">POST /api/v1/fetch_bundle/</text:span></text:p>
          </draw:text-box>
        </draw:frame>
        <draw:line draw:style-name="gr5" draw:text-style-name="P5" draw:layer="layout" svg:x1="14.97cm" svg:y1="7.35cm" svg:x2="3.54cm" svg:y2="7.35cm">
          <text:p/>
        </draw:line>
        <draw:frame draw:style-name="gr4" draw:text-style-name="P8" draw:layer="layout" svg:width="11.43cm" svg:height="0.721cm" svg:x="3.54cm" svg:y="6.629cm">
          <draw:text-box>
            <text:p text:style-name="P7"><text:span text:style-name="T2">HTML: Self-repair shim</text:span></text:p>
          </draw:text-box>
        </draw:frame>
        <draw:frame draw:style-name="gr4" draw:text-style-name="P8" draw:layer="layout" svg:width="11.43cm" svg:height="0.721cm" svg:x="3.54cm" svg:y="5.446cm">
          <draw:text-box>
            <text:p text:style-name="P7"><text:span text:style-name="T2">GET /en-US/repair</text:span></text:p>
          </draw:text-box>
        </draw:frame>
        <draw:line draw:style-name="gr3" draw:text-style-name="P6" draw:layer="layout" svg:x1="3.54cm" svg:y1="6.08cm" svg:x2="14.97cm" svg:y2="6.08cm">
          <text:p/>
        </draw:line>
        <draw:line draw:style-name="gr5" draw:text-style-name="P5" draw:layer="layout" svg:x1="14.97cm" svg:y1="11.16cm" svg:x2="3.54cm" svg:y2="11.16cm">
          <text:p/>
        </draw:line>
        <draw:frame draw:style-name="gr4" draw:text-style-name="P8" draw:layer="layout" svg:width="11.43cm" svg:height="0.721cm" svg:x="3.54cm" svg:y="10.439cm">
          <draw:text-box>
            <text:p text:style-name="P7"><text:span text:style-name="T2">JSON: List of recipes</text:span></text:p>
          </draw:text-box>
        </draw:frame>
        <draw:line draw:style-name="gr3" draw:text-style-name="P6" draw:layer="layout" svg:x1="3.54cm" svg:y1="13.7cm" svg:x2="14.97cm" svg:y2="13.7cm">
          <text:p/>
        </draw:line>
        <draw:frame draw:style-name="gr6" draw:text-style-name="P10" draw:layer="layout" svg:width="11.43cm" svg:height="2.131cm" svg:x="3.54cm" svg:y="13.065cm">
          <draw:text-box>
            <text:p text:style-name="P9"><text:span text:style-name="T3">GET /api/v1/action/action-name/implementation/SHA1_HASH/</text:span></text:p>
          </draw:text-box>
        </draw:frame>
        <draw:line draw:style-name="gr5" draw:text-style-name="P5" draw:layer="layout" svg:x1="14.97cm" svg:y1="14.97cm" svg:x2="3.54cm" svg:y2="14.97cm">
          <text:p/>
        </draw:line>
        <draw:frame draw:style-name="gr4" draw:text-style-name="P8" draw:layer="layout" svg:width="11.43cm" svg:height="0.721cm" svg:x="3.54cm" svg:y="14.249cm">
          <draw:text-box>
            <text:p text:style-name="P7"><text:span text:style-name="T2">JavaScript: Action code</text:span></text:p>
          </draw:text-box>
        </draw:frame>
        <draw:line draw:style-name="gr3" draw:text-style-name="P6" draw:layer="layout" svg:x1="3.54cm" svg:y1="17.51cm" svg:x2="14.97cm" svg:y2="17.51cm">
          <text:p/>
        </draw:line>
        <draw:frame draw:style-name="gr6" draw:text-style-name="P10" draw:layer="layout" svg:width="11.43cm" svg:height="2.131cm" svg:x="3.54cm" svg:y="16.875cm">
          <draw:text-box>
            <text:p text:style-name="P9"><text:span text:style-name="T3">GET /api/v1/action/action-name/implementation/SHA1_HASH/</text:span></text:p>
          </draw:text-box>
        </draw:frame>
        <draw:line draw:style-name="gr5" draw:text-style-name="P5" draw:layer="layout" svg:x1="14.97cm" svg:y1="18.78cm" svg:x2="3.54cm" svg:y2="18.78cm">
          <text:p/>
        </draw:line>
        <draw:frame draw:style-name="gr4" draw:text-style-name="P8" draw:layer="layout" svg:width="11.43cm" svg:height="0.721cm" svg:x="3.54cm" svg:y="18.059cm">
          <draw:text-box>
            <text:p text:style-name="P7"><text:span text:style-name="T2">JavaScript: Action code</text:span></text:p>
          </draw:text-box>
        </draw:frame>
        <draw:custom-shape draw:style-name="gr7" draw:text-style-name="P11" draw:layer="layout" svg:width="0.508cm" svg:height="1.016cm" svg:x="14.716cm" svg:y="6.2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508cm" svg:height="1.016cm" svg:x="14.716cm" svg:y="10.0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508cm" svg:height="1.016cm" svg:x="14.716cm" svg:y="13.8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508cm" svg:height="1.016cm" svg:x="14.716cm" svg:y="17.63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15:03:07.516391000</meta:creation-date>
    <dc:date>2016-04-29T15:45:34.600998000</dc:date>
    <meta:editing-duration>PT11M12S</meta:editing-duration>
    <meta:editing-cycles>3</meta:editing-cycles>
    <meta:generator>LibreOffice/5.1.0.3$MacOSX_X86_64 LibreOffice_project/5e3e00a007d9b3b6efb6797a8b8e57b51ab1f737</meta:generator>
    <meta:document-statistic meta:object-count="24"/>
  </office:meta>
</office:document-meta>
</file>